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5|knows_ironflesh_7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ale_sword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ale_sword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40)|wp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armor_b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armor_b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sword,itm_dale_sword_broa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sword,itm_dale_sword_broa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armor_h,itm_dale_armor_i,itm_dale_armor_j,itm_leather_gloves,itm_leather_boots,itm_dale_sword_broad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armor_h,itm_dale_armor_i,itm_dale_armor_j,itm_leather_gloves,itm_leather_boots,itm_dale_sword_broad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number-columns-repeated="2" table:style-name="ce3" office:value-type="string" calcext:value-type="string">
            <text:p>Northmen_Retainer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Northmen_Retainer&quot;,&quot;Northmen_Retainer&quot;,tfg_boots| tfg_armor| tfg_shield,0,0,fac_dale,[itm_north_skullcap, itm_north_skullcap_good, itm_north_nasal_helm, itm_dale_armor_b,itm_leather_boot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",tfg_boots| tfg_armor| tfg_shield,0,0,fac_dale,[itm_north_skullcap, itm_north_skullcap_good, itm_north_nasal_helm, itm_dale_armor_b,itm_leather_boot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rie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Northmen_Auxiliary&quot;,&quot;Northmen_Auxiliaries&quot;,tf_mounted| tfg_boots| tfg_armor| tfg_helm| tfg_horse| tfg_shield,0,0,fac_dale,[itm_dale_helmet_c,itm_dale_armor_e,itm_dale_armor_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ries",tf_mounted| tfg_boots| tfg_armor| tfg_helm| tfg_horse| tfg_shield,0,0,fac_dale,[itm_dale_helmet_c,itm_dale_armor_e,itm_dale_armor_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3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Rhovanion_Rider&quot;,&quot;Rhovanion_Riders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number-columns-repeated="2" table:style-name="ce3" office:value-type="string" calcext:value-type="string">
            <text:p>Rhovanion_Marchward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Rhovanion_Marchwarden&quot;,&quot;Rhovanion_Marchwarden&quot;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"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4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K86];[.K86];[.L86];[.M87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M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20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5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8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archery(110)|wp(100)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archery(135)| wp(110)</text:p>
          </table:table-cell>
          <table:table-cell table:style-name="ce27" office:value-type="string" calcext:value-type="string">
            <text:p>knows_riding_1|knows_athletics_6|knows_power_draw_5|knows_power_strike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.00.0000</text:date>, <text:time style:data-style-name="N2" text:time-value="15:58:37.5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16T16:27:22.913000000</dc:date>
    <meta:editing-duration>PT21H46M2S</meta:editing-duration>
    <meta:editing-cycles>98</meta:editing-cycles>
    <meta:document-statistic meta:table-count="2" meta:cell-count="6618" meta:object-count="0"/>
  </office:meta>
</office:document-meta>
</file>